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 fo:font-size="10pt" style:font-size-asian="10pt" style:font-size-complex="10pt"/>
    </style:style>
    <style:style style:name="T1" style:family="text">
      <style:text-properties fo:font-family="'DejaVu Sans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11cm" svg:height="1.61cm" svg:x="0.216cm" svg:y="3.1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2.754cm" svg:y="3.15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cm" svg:x="5.567cm" svg:y="1.2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5.567cm" svg:y="3.7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1cm" svg:height="1.612cm" svg:x="8.58cm" svg:y="3.775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827cm" svg:y1="3.963cm" svg:x2="2.754cm" svg:y2="3.963cm" draw:start-shape="id1" draw:start-glue-point="1" draw:end-shape="id2" draw:end-glue-point="3" svg:d="m1827 3963h927">
          <text:p/>
        </draw:connector>
        <draw:connector draw:style-name="gr3" draw:text-style-name="P1" draw:layer="layout" draw:type="line" svg:x1="4.363cm" svg:y1="3.963cm" svg:x2="5.567cm" svg:y2="2.093cm" draw:start-shape="id2" draw:start-glue-point="1" draw:end-shape="id3" draw:end-glue-point="3" svg:d="m4363 3963 1204-1870">
          <text:p/>
        </draw:connector>
        <draw:connector draw:style-name="gr2" draw:text-style-name="P1" draw:layer="layout" draw:type="line" svg:x1="4.363cm" svg:y1="3.963cm" svg:x2="5.567cm" svg:y2="4.581cm" draw:start-shape="id2" draw:start-glue-point="1" draw:end-shape="id4" draw:end-glue-point="3" svg:d="m4363 3963 1204 618">
          <text:p/>
        </draw:connector>
        <draw:connector draw:style-name="gr2" draw:text-style-name="P1" draw:layer="layout" draw:type="line" svg:x1="7.178cm" svg:y1="4.581cm" svg:x2="8.58cm" svg:y2="4.581cm" draw:start-shape="id4" draw:start-glue-point="1" draw:end-shape="id5" draw:end-glue-point="3" svg:d="m7178 4581h1402">
          <text:p/>
        </draw:connector>
        <draw:frame draw:style-name="gr4" draw:text-style-name="P2" draw:layer="layout" svg:width="4.1cm" svg:height="1.895cm" svg:x="0.981cm" svg:y="0.181cm">
          <draw:text-box>
            <text:p><text:span text:style-name="T1">Ответ на вопрос с</text:span></text:p>
            <text:p><text:span text:style-name="T1">неограниченной </text:span></text:p>
            <text:p><text:span text:style-name="T1">переменной и <text:s text:c="2"/></text:span></text:p>
            <text:p><text:span text:style-name="T1">диз.ветвлением</text:span></text:p>
          </draw:text-box>
        </draw:frame>
        <draw:line draw:style-name="gr5" draw:text-style-name="P1" draw:layer="layout" svg:x1="3.429cm" svg:y1="2.032cm" svg:x2="4.191cm" svg:y2="3.683cm">
          <text:p/>
        </draw:line>
        <draw:custom-shape draw:style-name="gr6" draw:text-style-name="P1" draw:layer="layout" svg:width="0.762cm" svg:height="0.762cm" svg:x="4.064cm" svg:y="3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465cm" svg:height="1.484cm" svg:x="7.584cm" svg:y="1.651cm">
          <draw:text-box>
            <text:p><text:span text:style-name="T1">Конкретизация</text:span></text:p>
            <text:p><text:span text:style-name="T1">неограниченной</text:span></text:p>
            <text:p><text:span text:style-name="T1">переменной</text:span></text:p>
          </draw:text-box>
        </draw:frame>
        <draw:line draw:style-name="gr5" draw:text-style-name="P1" draw:layer="layout" svg:x1="9.398cm" svg:y1="3.048cm" svg:x2="10.033cm" svg:y2="4.318cm">
          <text:p/>
        </draw:line>
        <draw:custom-shape draw:style-name="gr6" draw:text-style-name="P1" draw:layer="layout" svg:width="0.762cm" svg:height="0.762cm" svg:x="9.763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922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03T23:40:48</dc:date>
    <meta:editing-duration>PT4H4M39S</meta:editing-duration>
    <meta:editing-cycles>12</meta:editing-cycles>
    <meta:document-statistic meta:object-count="15"/>
  </office:meta>
</office:document-meta>
</file>